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5926" officeooo:paragraph-rsid="000a5926" style:font-weight-asian="bold" style:font-weight-complex="bold"/>
    </style:style>
    <style:style style:name="P2" style:family="paragraph" style:parent-style-name="Standard">
      <style:text-properties fo:font-weight="bold" officeooo:rsid="000c5464" officeooo:paragraph-rsid="000c5464" style:font-weight-asian="bold" style:font-weight-complex="bold"/>
    </style:style>
    <style:style style:name="P3" style:family="paragraph" style:parent-style-name="Standard">
      <style:text-properties fo:font-weight="bold" officeooo:rsid="000fc5a6" officeooo:paragraph-rsid="000fc5a6" style:font-weight-asian="bold" style:font-weight-complex="bold"/>
    </style:style>
    <style:style style:name="P4" style:family="paragraph" style:parent-style-name="Standard">
      <style:text-properties fo:font-weight="bold" officeooo:rsid="00112bbd" officeooo:paragraph-rsid="00112bbd" style:font-weight-asian="bold" style:font-weight-complex="bold"/>
    </style:style>
    <style:style style:name="P5" style:family="paragraph" style:parent-style-name="Standard">
      <style:text-properties fo:font-weight="bold" officeooo:rsid="0012551e" officeooo:paragraph-rsid="0012551e" style:font-weight-asian="bold" style:font-weight-complex="bold"/>
    </style:style>
    <style:style style:name="P6" style:family="paragraph" style:parent-style-name="Standard">
      <style:text-properties fo:font-weight="bold" officeooo:rsid="00132157" officeooo:paragraph-rsid="00132157" style:font-weight-asian="bold" style:font-weight-complex="bold"/>
    </style:style>
    <style:style style:name="P7" style:family="paragraph" style:parent-style-name="Standard">
      <style:paragraph-properties fo:text-align="center" style:justify-single-word="false"/>
      <style:text-properties fo:font-weight="bold" officeooo:rsid="00135309" officeooo:paragraph-rsid="00135309" style:font-weight-asian="bold" style:font-weight-complex="bold"/>
    </style:style>
    <style:style style:name="P8" style:family="paragraph" style:parent-style-name="Standard">
      <style:text-properties fo:font-weight="normal" officeooo:rsid="000c5464" officeooo:paragraph-rsid="000c5464" style:font-weight-asian="normal" style:font-weight-complex="normal"/>
    </style:style>
    <style:style style:name="P9" style:family="paragraph" style:parent-style-name="Standard">
      <style:text-properties fo:font-weight="normal" officeooo:rsid="000da2b1" officeooo:paragraph-rsid="000da2b1" style:font-weight-asian="normal" style:font-weight-complex="normal"/>
    </style:style>
    <style:style style:name="P10" style:family="paragraph" style:parent-style-name="Standard">
      <style:text-properties fo:font-weight="normal" officeooo:rsid="000fc5a6" officeooo:paragraph-rsid="000fc5a6" style:font-weight-asian="normal" style:font-weight-complex="normal"/>
    </style:style>
    <style:style style:name="P11" style:family="paragraph" style:parent-style-name="Standard">
      <style:text-properties fo:font-weight="normal" officeooo:rsid="0010b86d" officeooo:paragraph-rsid="0010b86d" style:font-weight-asian="normal" style:font-weight-complex="normal"/>
    </style:style>
    <style:style style:name="P12" style:family="paragraph" style:parent-style-name="Standard">
      <style:text-properties fo:font-weight="normal" officeooo:rsid="00112bbd" officeooo:paragraph-rsid="00112bbd" style:font-weight-asian="normal" style:font-weight-complex="normal"/>
    </style:style>
    <style:style style:name="P13" style:family="paragraph" style:parent-style-name="Standard">
      <style:text-properties fo:font-weight="normal" officeooo:rsid="001186d7" officeooo:paragraph-rsid="001186d7" style:font-weight-asian="normal" style:font-weight-complex="normal"/>
    </style:style>
    <style:style style:name="P14" style:family="paragraph" style:parent-style-name="Standard">
      <style:paragraph-properties fo:text-align="center" style:justify-single-word="false"/>
      <style:text-properties fo:font-weight="normal" officeooo:rsid="00135309" officeooo:paragraph-rsid="00135309" style:font-weight-asian="normal" style:font-weight-complex="normal"/>
    </style:style>
    <style:style style:name="P15" style:family="paragraph" style:parent-style-name="Standard">
      <style:text-properties fo:font-weight="normal" officeooo:rsid="0014f242" officeooo:paragraph-rsid="0014f242" style:font-weight-asian="normal" style:font-weight-complex="normal"/>
    </style:style>
    <style:style style:name="P16" style:family="paragraph" style:parent-style-name="Standard">
      <style:text-properties fo:font-weight="normal" officeooo:rsid="0017b6a7" officeooo:paragraph-rsid="0017b6a7" style:font-weight-asian="normal" style:font-weight-complex="normal"/>
    </style:style>
    <style:style style:name="P17" style:family="paragraph" style:parent-style-name="Standard">
      <style:text-properties fo:font-weight="normal" officeooo:rsid="001a979c" officeooo:paragraph-rsid="001a979c" style:font-weight-asian="normal" style:font-weight-complex="normal"/>
    </style:style>
    <style:style style:name="P18" style:family="paragraph" style:parent-style-name="Standard">
      <style:text-properties fo:font-weight="normal" officeooo:rsid="001ec0de" officeooo:paragraph-rsid="001ec0de" style:font-weight-asian="normal" style:font-weight-complex="normal"/>
    </style:style>
    <style:style style:name="P19" style:family="paragraph">
      <style:paragraph-properties style:writing-mode="lr-tb"/>
      <style:text-properties fo:font-size="12pt"/>
    </style:style>
    <style:style style:name="P20" style:family="paragraph">
      <loext:graphic-properties draw:fill="solid" draw:fill-color="#dee6ef"/>
      <style:paragraph-properties style:writing-mode="lr-tb"/>
      <style:text-properties fo:font-size="12pt"/>
    </style:style>
    <style:style style:name="P21" style:family="paragraph">
      <loext:graphic-properties draw:fill="solid" draw:fill-color="#dee6ef"/>
    </style:style>
    <style:style style:name="T1" style:family="text">
      <style:text-properties officeooo:rsid="000da2b1"/>
    </style:style>
    <style:style style:name="T2" style:family="text">
      <style:text-properties fo:font-weight="normal" style:font-weight-asian="normal" style:font-weight-complex="normal"/>
    </style:style>
    <style:style style:name="T3" style:family="text">
      <style:text-properties fo:font-weight="normal" officeooo:rsid="00132157"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0e07e0" style:font-style-asian="normal" style:font-style-complex="normal"/>
    </style:style>
    <style:style style:name="T6" style:family="text">
      <style:text-properties officeooo:rsid="000e07e0"/>
    </style:style>
    <style:style style:name="T7" style:family="text">
      <style:text-properties officeooo:rsid="000fc5a6"/>
    </style:style>
    <style:style style:name="T8" style:family="text">
      <style:text-properties officeooo:rsid="0010b86d"/>
    </style:style>
    <style:style style:name="T9" style:family="text">
      <style:text-properties officeooo:rsid="00132157"/>
    </style:style>
    <style:style style:name="T10" style:family="text">
      <style:text-properties officeooo:rsid="0013e288"/>
    </style:style>
    <style:style style:name="T11" style:family="text">
      <style:text-properties officeooo:rsid="00198f2d"/>
    </style:style>
    <style:style style:name="T12" style:family="text">
      <style:text-properties officeooo:rsid="001a979c"/>
    </style:style>
    <style:style style:name="T13" style:family="text">
      <style:text-properties officeooo:rsid="001cf2a8"/>
    </style:style>
    <style:style style:name="T14" style:family="text">
      <style:text-properties officeooo:rsid="001f6a3c"/>
    </style:style>
    <style:style style:name="T15" style:family="text">
      <style:text-properties fo:font-size="12pt"/>
    </style:style>
    <style:style style:name="gr1" style:family="graphic">
      <style:graphic-properties draw:textarea-horizontal-align="justify" draw:textarea-vertical-align="middle" draw:auto-grow-height="false" fo:min-height="0.2756in" fo:min-width="0.0665in"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dee6ef" draw:textarea-horizontal-align="justify" draw:textarea-vertical-align="middle" draw:auto-grow-height="false" fo:min-height="0.5028in" fo:min-width="0.9008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fill="solid" draw:fill-color="#dee6ef" draw:textarea-horizontal-align="justify" draw:textarea-vertical-align="middle" draw:auto-grow-height="false" fo:min-height="0.502in" fo:min-width="0.8992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4228in" fo:min-width="0.1138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0807in" fo:min-width="0.3492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1.8402in" fo:min-width="0.0665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2311in" fo:min-width="0.3484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0555in" fo:min-width="0.357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imating electron <text:span text:style-name="T1">charge </text:span>density by comparing wave function derivatives</text:p>
      <text:p text:style-name="P7"/>
      <text:p text:style-name="P14">David <text:span text:style-name="T10">A </text:span>O’Connor</text:p>
      <text:p text:style-name="P2"/>
      <text:p text:style-name="P2">Abstract</text:p>
      <text:p text:style-name="P2"/>
      <text:p text:style-name="P9">In this paper, I describe an ab-initio technique used to estimate electron charge density in atoms and molecules. For a given potential and electron count, a trial wave function is created for each electron using basis functions. <text:span text:style-name="T7">We use the Born-Oppenheimer assumption. </text:span>We use <text:span text:style-name="T4">Schrodinger’s interpretation of the squared wave function as a proxy for charge density. From this charge density, we infer a coulomb potential, spread out across 3d space. Given a trial energy, this potential, </text:span><text:span text:style-name="T5">and the trial wave function</text:span><text:span text:style-name="T4"> we are able to solve for \psi’’</text:span> <text:span text:style-name="T6">for a given electron using the Schrodinger equation. By comparing this to the \psi’’ calculated by numerically (or analytically given analytic basis functions) differentiating the trial wave function, we compute a score calculated from a least-squares difference. We vary the trial E to minimize this score. By varying the basis functions used and weights assigned to them, we converge on an accurate solution, as measured by the least-squares \psi’’ score.</text:span></text:p>
      <text:p text:style-name="P8"/>
      <text:p text:style-name="P8"/>
      <text:p text:style-name="P2">Introduction</text:p>
      <text:p text:style-name="P2"/>
      <text:p text:style-name="P10">Electron charge density from as a function of space is an important property of atomic systems, because it determines several important properties of systems, including kinematics and energy. <text:span text:style-name="T8">One applications is using classical (Newtonian) mechanics to model an atomic system over time; this can only be done if Coulomb potentials are known. To a reasonable degree, we can model atomic nucleii are point charges. Using Schrodinger’s model of charge density, we assume that an electron’s wave function.</text:span></text:p>
      <text:p text:style-name="P10"/>
      <text:p text:style-name="P11">Like the Hartree-Fock method, this technique models a wave function for each electron. </text:p>
      <text:p text:style-name="P10"/>
      <text:p text:style-name="P10"/>
      <text:p text:style-name="P4">Central principle</text:p>
      <text:p text:style-name="P12"/>
      <text:p text:style-name="P15">We can think of the central flow like this:</text:p>
      <text:p text:style-name="P15"><draw:custom-shape text:anchor-type="paragraph" draw:z-index="0" draw:name="Shape 1" draw:style-name="gr3" draw:text-style-name="P21" svg:width="0.8996in" svg:height="0.5024in" svg:x="0.8772in" svg:y="0.0701in"><text:p>Trial \psi</text:p><text:p/><draw:enhanced-geometry svg:viewBox="0 0 21600 21600" draw:glue-points="10800 0 0 10800 10800 21600 21600 10800" draw:type="flowchart-process" draw:enhanced-path="M 0 0 L 21600 0 21600 21600 0 21600 0 0 Z N"/></draw:custom-shape></text:p>
      <text:p text:style-name="P15"/>
      <text:p text:style-name="P12"><draw:custom-shape text:anchor-type="paragraph" draw:z-index="13" draw:name="Shape 17" draw:style-name="gr6" svg:width="0.1335in" svg:height="2.1031in" svg:x="-0.1264in" svg:y="0.1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draw:custom-shape text:anchor-type="paragraph" draw:z-index="8" draw:name="Shape 12" draw:style-name="gr1" svg:width="0.1335in" svg:height="0.315in" svg:x="1.502in" svg:y="0.0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 13" draw:style-name="gr1" svg:width="0.1335in" svg:height="0.315in" svg:x="0.8291in" svg:y="0.11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draw:custom-shape text:anchor-type="paragraph" draw:z-index="2" draw:name="Shape 3" draw:style-name="gr3" draw:text-style-name="P21" svg:width="0.8996in" svg:height="0.5024in" svg:x="1.3126in" svg:y="0.0134in"><text:p>\psi^2</text:p><text:p/><draw:enhanced-geometry svg:viewBox="0 0 21600 21600" draw:glue-points="10800 0 0 10800 10800 21600 21600 10800" draw:type="flowchart-process" draw:enhanced-path="M 0 0 L 21600 0 21600 21600 0 21600 0 0 Z N"/></draw:custom-shape><draw:custom-shape text:anchor-type="paragraph" draw:z-index="1" draw:name="Shape 2" draw:style-name="gr3" draw:text-style-name="P21" svg:width="0.8996in" svg:height="0.5024in" svg:x="0.0437in" svg:y="0.0937in"><text:p>\psi’’ meas</text:p><text:p/><draw:enhanced-geometry svg:viewBox="0 0 21600 21600" draw:glue-points="10800 0 0 10800 10800 21600 21600 10800" draw:type="flowchart-process" draw:enhanced-path="M 0 0 L 21600 0 21600 21600 0 21600 0 0 Z N"/></draw:custom-shape><draw:custom-shape text:anchor-type="paragraph" draw:z-index="4" draw:name="Shape 7" draw:style-name="gr3" draw:text-style-name="P21" svg:width="0.8996in" svg:height="0.5024in" svg:x="2.7992in" svg:y="0.0972in"><text:p>Newtonian force on other nuclei</text:p><text:p/><draw:enhanced-geometry svg:viewBox="0 0 21600 21600" draw:glue-points="10800 0 0 10800 10800 21600 21600 10800" draw:type="flowchart-process" draw:enhanced-path="M 0 0 L 21600 0 21600 21600 0 21600 0 0 Z N"/></draw:custom-shape></text:p>
      <text:p text:style-name="P12"/>
      <text:p text:style-name="P5"><draw:custom-shape text:anchor-type="paragraph" draw:z-index="12" draw:name="Shape 10" draw:style-name="gr7" svg:width="0.398in" svg:height="0.4622in" svg:x="2.3165in" svg:y="0.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0" draw:name="Shape 14" draw:style-name="gr1" svg:width="0.1335in" svg:height="0.315in" svg:x="1.6819in" svg:y="0.00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custom-shape text:anchor-type="paragraph" draw:z-index="7" draw:name="Shape 9" draw:style-name="gr3" draw:text-style-name="P21" svg:width="0.8996in" svg:height="0.5024in" svg:x="2.7902in" svg:y="0.1335in"><text:p>V acting on other electrons</text:p><text:p/><draw:enhanced-geometry svg:viewBox="0 0 21600 21600" draw:glue-points="10800 0 0 10800 10800 21600 21600 10800" draw:type="flowchart-process" draw:enhanced-path="M 0 0 L 21600 0 21600 21600 0 21600 0 0 Z N"/></draw:custom-shape><draw:custom-shape text:anchor-type="paragraph" draw:z-index="18" draw:name="Shape 16" draw:style-name="gr2" draw:text-style-name="P20" svg:width="0.9012in" svg:height="0.5031in" svg:x="0.1764in" svg:y="0.1043in"><text:p text:style-name="P19"><text:span text:style-name="T15">Trial E</text:span></text:p><text:p text:style-name="P19"><text:span text:style-name="T15"/></text:p><draw:enhanced-geometry svg:viewBox="0 0 21600 21600" draw:glue-points="10800 0 0 10800 10800 21600 21600 10800" draw:type="flowchart-process" draw:enhanced-path="M 0 0 L 21600 0 21600 21600 0 21600 0 0 Z N"/></draw:custom-shape></text:p>
      <text:p text:style-name="P5"><draw:custom-shape text:anchor-type="paragraph" draw:z-index="3" draw:name="Shape 4" draw:style-name="gr3" draw:text-style-name="P21" svg:width="0.8996in" svg:height="0.5024in" svg:x="1.3126in" svg:y="0.0071in"><text:p>Charge density</text:p><text:p/><draw:enhanced-geometry svg:viewBox="0 0 21600 21600" draw:glue-points="10800 0 0 10800 10800 21600 21600 10800" draw:type="flowchart-process" draw:enhanced-path="M 0 0 L 21600 0 21600 21600 0 21600 0 0 Z N"/></draw:custom-shape></text:p>
      <text:p text:style-name="P5"><draw:custom-shape text:anchor-type="paragraph" draw:z-index="11" draw:name="Shape 15" draw:style-name="gr8" svg:width="0.4079in" svg:height="0.1098in" svg:x="2.3354in" svg:y="0.03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9" draw:name="Shape 18" draw:style-name="gr1" svg:width="0.1335in" svg:height="0.315in" svg:x="0.5547in" svg:y="0.16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draw:custom-shape text:anchor-type="paragraph" draw:z-index="5" draw:name="Shape 5" draw:style-name="gr2" draw:text-style-name="P20" svg:width="0.9012in" svg:height="0.5031in" svg:x="0.1008in" svg:y="0.0319in"><text:p text:style-name="P19"><text:span text:style-name="T15">\psi’’ calc</text:span></text:p><text:p text:style-name="P19"><text:span text:style-name="T15"/></text:p><draw:enhanced-geometry svg:viewBox="0 0 21600 21600" draw:glue-points="10800 0 0 10800 10800 21600 21600 10800" draw:type="flowchart-process" draw:enhanced-path="M 0 0 L 21600 0 21600 21600 0 21600 0 0 Z N"/></draw:custom-shape><draw:custom-shape text:anchor-type="paragraph" draw:z-index="17" draw:name="Shape 11" draw:style-name="gr3" draw:text-style-name="P21" svg:width="0.8996in" svg:height="0.5024in" svg:x="1.4362in" svg:y="0.0146in"><text:p>V from nucleus and other electrons</text:p><draw:enhanced-geometry svg:viewBox="0 0 21600 21600" draw:glue-points="10800 0 0 10800 10800 21600 21600 10800" draw:type="flowchart-process" draw:enhanced-path="M 0 0 L 21600 0 21600 21600 0 21600 0 0 Z N"/></draw:custom-shape><draw:custom-shape text:anchor-type="paragraph" draw:z-index="14" draw:name="Shape 6" draw:style-name="gr5" svg:width="0.398in" svg:height="0.1614in" svg:x="1.0016in" svg:y="0.223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5" draw:name="Shape 19" draw:style-name="gr4" svg:width="0.2276in" svg:height="0.4835in" svg:x="0.6882in" svg:y="-0.145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Shape 20" draw:style-name="gr4" svg:width="0.2276in" svg:height="0.4835in" svg:x="0.2717in" svg:y="-0.06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5"/>
      <text:p text:style-name="P5"/>
      <text:p text:style-name="P5"><draw:custom-shape text:anchor-type="paragraph" draw:z-index="6" draw:name="Shape 8" draw:style-name="gr3" draw:text-style-name="P21" svg:width="0.8996in" svg:height="0.5024in" svg:x="0.1008in" svg:y="0.0272in"><text:p>Score</text:p><text:p/><draw:enhanced-geometry svg:viewBox="0 0 21600 21600" draw:glue-points="10800 0 0 10800 10800 21600 21600 10800" draw:type="flowchart-process" draw:enhanced-path="M 0 0 L 21600 0 21600 21600 0 21600 0 0 Z N"/></draw:custom-shape></text:p>
      <text:p text:style-name="P5"/>
      <text:p text:style-name="P5"/>
      <text:p text:style-name="P5"/>
      <text:p text:style-name="P5"/>
      <text:p text:style-name="P5"/>
      <text:p text:style-name="P5">Charge grid selection</text:p>
      <text:p text:style-name="P5"><text:span text:style-name="T2">A notable approximation in this technique is in modeling charge on a discrete grid. We evaluate charge from electrons as originating from a number of areas, with the charge in each area proportional to \psi^2 at that area’s center. </text:span><text:span text:style-name="T3">We only use areas a reasonable distance from the nucleus, as for bound electrons, charge approaches 0 as distance from nucleii increases.</text:span></text:p>
      <text:p text:style-name="P5"><text:span text:style-name="T3"/></text:p>
      <text:p text:style-name="P6"><text:span text:style-name="T3">A </text:span><text:span text:style-name="T2">higher density of points leads to more accurate solutions, and increased computation time. Computation time increases significantly with an increase in grid size, due to the 3-dimensional nature of our spacial grid. The number of points \psi^2 must be evaluated on, and the number of points the coulomb potenial is calculated with each scaled with grid length cubed.</text:span></text:p>
      <text:p text:style-name="P5"><text:span text:style-name="T2"/></text:p>
      <text:p text:style-name="P5"><text:span text:style-name="T2">We could likely improve accuracy by choosing a grid with more points closer to nucleii (or by using some other metric), and appropriately compensating their charge value based on the volume of areas between points</text:span></text:p>
      <text:p text:style-name="P5"><text:span text:style-name="T2"/></text:p>
      <text:p text:style-name="P12"/>
      <text:p text:style-name="P4">Sample points</text:p>
      <text:p text:style-name="P13">We choose a small number of sample points to evaluate \psi’’. <text:span text:style-name="T9">Enough points should be chosen to ensure a good sample of points to evaluate trial wave functions at. More complex systems may require more points. Choosing too many points leads to more computation time than needed without an increase in accuracy. Choosing too few (or poorly-located) points can lead to invalid solutions given a high score. This happens when a trial wave function matches the selected points, but differs elsewhere.</text:span></text:p>
      <text:p text:style-name="P10"/>
      <text:p text:style-name="P8"/>
      <text:p text:style-name="P6">Results</text:p>
      <text:p text:style-name="P6"/>
      <text:p text:style-name="P16">In the sections below, we describe several examples, of increasing complexity.</text:p>
      <text:p text:style-name="P8"/>
      <text:p text:style-name="P3">Single-electron atoms</text:p>
      <text:p text:style-name="P3"><text:span text:style-name="T2"/></text:p>
      <text:p text:style-name="P18">When using this technique to model systems that have only 1 electron, calculation is dramatically reduced due to the lack of electron-electron interactions. We initially examine Hydrogen.</text:p>
      <text:p text:style-name="P18"/>
      <text:p text:style-name="P18">Another example is <text:span text:style-name="T14">the dihydrogen cation H_2^+. </text:span></text:p>
      <text:p text:style-name="P3"><text:span text:style-name="T2"/></text:p>
      <text:p text:style-name="P3">2-electron atoms</text:p>
      <text:p text:style-name="P3"><text:span text:style-name="T2"/></text:p>
      <text:p text:style-name="P16">2-electron systems introduce electron-electron repulsion. For this section, we assume th<text:span text:style-name="T12">e</text:span> electrons have opposite spin, and therefore have no exchange interaction. We can make the assumption that the two electrons have identical wave functions <text:span text:style-name="T11">due to the system’s symmetry</text:span>.</text:p>
      <text:p text:style-name="P3"><text:soft-page-break/><text:span text:style-name="T2"/></text:p>
      <text:p text:style-name="P3"><text:span text:style-name="T2"/></text:p>
      <text:p text:style-name="P3">Many-electron atoms</text:p>
      <text:p text:style-name="P3"/>
      <text:p text:style-name="P17">For systems that have 3 or more electrons, we introduce exchange calculations, because at least 2 electrons <text:span text:style-name="T13">have the same spin.</text:span></text:p>
      <text:p text:style-name="P10"/>
      <text:p text:style-name="P10"/>
      <text:p text:style-name="P3">Multi-atomic molecules</text:p>
      <text:p text:style-name="P3"><text:span text:style-name="T2"/></text:p>
      <text:p text:style-name="P3"><text:span text:style-name="T2">(asdf)</text:span></text:p>
      <text:p text:style-name="P8"/>
      <text:p text:style-name="P8"/>
      <text:p text:style-name="P2">Conclusion</text:p>
      <text:p text:style-name="P8">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9T15:53:22.469000000</meta:creation-date>
    <meta:generator>LibreOffice/7.2.1.2$Windows_X86_64 LibreOffice_project/87b77fad49947c1441b67c559c339af8f3517e22</meta:generator>
    <dc:date>2023-07-09T17:45:53.212000000</dc:date>
    <meta:editing-duration>PT1H3M44S</meta:editing-duration>
    <meta:editing-cycles>17</meta:editing-cycles>
    <meta:document-statistic meta:table-count="0" meta:image-count="0" meta:object-count="0" meta:page-count="3" meta:paragraph-count="28" meta:word-count="632" meta:character-count="4057" meta:non-whitespace-character-count="3451"/>
  </office:meta>
</office:document-meta>
</file>